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e6e6e6" draw:textarea-horizontal-align="left" draw:textarea-vertical-align="top" draw:auto-grow-height="false" fo:min-height="5.828cm" fo:min-width="7.864cm" fo:padding-top="0.134cm" fo:padding-bottom="0.134cm" fo:padding-left="0.259cm" fo:padding-right="0.259cm" draw:shadow-offset-x="0.152cm" draw:shadow-offset-y="0.152cm" draw:shadow-color="#cccccc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5.794cm" fo:min-width="7.322cm" fo:padding-top="0.151cm" fo:padding-bottom="0.151cm" fo:padding-left="0.276cm" fo:padding-right="0.276cm" draw:shadow="visible" draw:shadow-offset-x="0.152cm" draw:shadow-offset-y="0.152cm" draw:shadow-color="#cccccc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left" draw:textarea-vertical-align="top" draw:auto-grow-height="false" fo:min-height="4.304cm" fo:min-width="6.34cm" fo:padding-top="0.134cm" fo:padding-bottom="0.134cm" fo:padding-left="0.259cm" fo:padding-right="0.259cm" draw:shadow="hidden" draw:shadow-offset-x="0.152cm" draw:shadow-offset-y="0.152cm" draw:shadow-color="#cccccc"/>
    </style:style>
    <style:style style:name="gr4" style:family="graphic" style:parent-style-name="standard">
      <style:graphic-properties svg:stroke-color="#000000" draw:fill-color="#ffffff" draw:textarea-horizontal-align="center" draw:textarea-vertical-align="middle" draw:auto-grow-height="false" fo:min-height="1.02cm" fo:min-width="2.04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center" draw:textarea-vertical-align="middle" draw:auto-grow-height="false" fo:min-height="1.02cm" fo:min-width="2.04cm"/>
    </style:style>
    <style:style style:name="gr6" style:family="graphic" style:parent-style-name="objectwithoutfill">
      <style:graphic-properties svg:stroke-width="0.102cm" svg:stroke-color="#808080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right" draw:textarea-vertical-align="top" draw:auto-grow-height="false" fo:min-height="5.794cm" fo:min-width="7.322cm" fo:padding-top="0.151cm" fo:padding-bottom="0.151cm" fo:padding-left="0.276cm" fo:padding-right="0.276cm" draw:shadow="visible" draw:shadow-offset-x="0.152cm" draw:shadow-offset-y="0.152cm" draw:shadow-color="#cccccc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right" draw:textarea-vertical-align="top" draw:auto-grow-height="false" fo:min-height="4.304cm" fo:min-width="6.34cm" fo:padding-top="0.134cm" fo:padding-bottom="0.134cm" fo:padding-left="0.259cm" fo:padding-right="0.259cm" draw:shadow="hidden" draw:shadow-offset-x="0.152cm" draw:shadow-offset-y="0.152cm" draw:shadow-color="#cccccc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center" draw:textarea-vertical-align="middle" draw:auto-grow-height="false" fo:min-height="5.794cm" fo:min-width="7.322cm" fo:padding-top="0.151cm" fo:padding-bottom="0.151cm" fo:padding-left="0.276cm" fo:padding-right="0.276cm" draw:shadow="visible" draw:shadow-offset-x="0.152cm" draw:shadow-offset-y="0.152cm" draw:shadow-color="#cccccc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left" draw:textarea-vertical-align="top" draw:auto-grow-height="false" fo:min-height="4.524cm" fo:min-width="9.608cm" fo:padding-top="0.151cm" fo:padding-bottom="0.151cm" fo:padding-left="0.276cm" fo:padding-right="0.276cm" draw:shadow="visible" draw:shadow-offset-x="0.152cm" draw:shadow-offset-y="0.152cm" draw:shadow-color="#cccccc"/>
    </style:style>
    <style:style style:name="gr11" style:family="graphic" style:parent-style-name="objectwithoutfill">
      <style:graphic-properties svg:stroke-width="0.102cm" draw:marker-start="Arrow" draw:marker-start-width="0.203cm" draw:marker-end="" draw:marker-end-width="0.203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 style:list-style-name="L1">
      <style:graphic-properties draw:stroke="dash" draw:stroke-dash="Ultrafine_20_Dashed" svg:stroke-width="0.102cm" svg:stroke-color="#000000" draw:marker-start="" draw:marker-start-width="0.203cm" draw:marker-end="Arrow" draw:marker-end-width="0.203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fo:min-height="1.585cm"/>
    </style:style>
    <style:style style:name="gr14" style:family="graphic" style:parent-style-name="objectwithoutfill">
      <style:graphic-properties draw:stroke="dash" draw:stroke-dash="Ultrafine_20_Dashed" svg:stroke-width="0.102cm" svg:stroke-color="#000000" draw:marker-start="Arrow" draw:marker-start-width="0.203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-color="#e6e6e6"/>
      <style:paragraph-properties fo:text-align="center"/>
      <style:text-properties style:font-name="CMU Seri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MU Serif" fo:font-weight="bold" style:font-weight-asian="bold" style:font-weight-complex="bold"/>
    </style:style>
    <style:style style:name="P4" style:family="paragraph">
      <style:paragraph-properties fo:text-align="start"/>
      <style:text-properties fo:font-weight="normal" style:font-weight-asian="normal" style:font-weight-complex="normal"/>
    </style:style>
    <style:style style:name="P5" style:family="paragraph">
      <loext:graphic-properties draw:fill-color="#ffffff"/>
      <style:paragraph-properties fo:text-align="start"/>
      <style:text-properties style:font-name="CMU Serif" fo:font-weight="normal" style:font-weight-asian="normal" style:font-weight-complex="normal"/>
    </style:style>
    <style:style style:name="P6" style:family="paragraph">
      <loext:graphic-properties draw:fill-color="#ffffff"/>
      <style:paragraph-properties fo:text-align="center"/>
      <style:text-properties style:font-name="CMU Seri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-color="#ffffff"/>
      <style:paragraph-properties fo:text-align="center"/>
      <style:text-properties style:font-name="CMU Serif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margin-left="1.27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.559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margin-left="0.559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style:font-name="CMU Serif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1.27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margin-left="0.559cm" fo:margin-right="0cm" fo:margin-top="0.914cm" fo:margin-bottom="0.864cm" fo:text-align="center" fo:text-indent="0cm"/>
    </style:style>
    <style:style style:name="T1" style:family="text">
      <style:text-properties style:font-name="CMU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MU Serif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MU Serif" fo:font-size="12pt" style:font-size-asian="12pt" style:font-size-complex="12pt"/>
    </style:style>
    <style:style style:name="T4" style:family="text">
      <style:text-properties style:font-name="CMU Serif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8.193cm" svg:height="13.969cm" svg:x="0.254cm" svg:y="0.254cm" svg:viewBox="0 0 28194 13970" draw:points="0,13970 0,0 28194,0 28194,13970 18796,13970 18796,6350 9398,6350 9398,13970">
          <text:p/>
        </draw:polygon>
        <draw:custom-shape draw:style-name="gr2" draw:text-style-name="P3" draw:layer="layout" svg:width="7.874cm" svg:height="6.096cm" svg:x="1.016cm" svg:y="7.366cm">
          <text:p text:style-name="P2"><text:span text:style-name="T1">Interface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5" draw:layer="layout" svg:width="6.858cm" svg:height="4.572cm" svg:x="1.524cm" svg:y="8.382cm">
          <text:p text:style-name="P4"><text:span text:style-name="T2">Agen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5.334cm" svg:y="11.176cm">
          <text:p text:style-name="P2"><text:span text:style-name="T3">BF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2.54cm" svg:height="1.27cm" svg:x="2.032cm" svg:y="11.176cm">
          <text:p text:style-name="P2"><text:span text:style-name="T3">Seq. Driv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6" draw:layer="layout" svg:width="2.54cm" svg:height="1.27cm" svg:x="5.334cm" svg:y="9.144cm">
          <text:p text:style-name="P2"><text:span text:style-name="T3">Collecto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2.54cm" svg:height="1.27cm" svg:x="2.032cm" svg:y="9.144cm">
          <text:p text:style-name="P2"><text:span text:style-name="T3">Monitor</text:span></text:p>
          <draw:enhanced-geometry svg:viewBox="0 0 21600 21600" draw:mirror-horizontal="true" draw:type="rectangle" draw:enhanced-path="M 0 0 L 21600 0 21600 21600 0 21600 0 0 Z N"/>
        </draw:custom-shape>
        <draw:line draw:style-name="gr6" draw:text-style-name="P7" draw:layer="layout" svg:x1="5.334cm" svg:y1="11.811cm" svg:x2="4.572cm" svg:y2="11.811cm">
          <text:p/>
        </draw:line>
        <draw:line draw:style-name="gr6" draw:text-style-name="P7" draw:layer="layout" svg:x1="4.572cm" svg:y1="9.779cm" svg:x2="5.334cm" svg:y2="9.779cm">
          <text:p/>
        </draw:line>
        <draw:custom-shape draw:style-name="gr7" draw:text-style-name="P3" draw:layer="layout" svg:width="7.874cm" svg:height="6.096cm" svg:x="19.812cm" svg:y="7.366cm">
          <text:p text:style-name="P2"><text:span text:style-name="T1">Interface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5" draw:layer="layout" svg:width="6.858cm" svg:height="4.572cm" svg:x="20.32cm" svg:y="8.382cm">
          <text:p text:style-name="P4"><text:span text:style-name="T2">Agen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20.828cm" svg:y="11.176cm">
          <text:p text:style-name="P2"><text:span text:style-name="T3">BF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24.13cm" svg:y="11.176cm">
          <text:p text:style-name="P2"><text:span text:style-name="T3">Seq.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54cm" svg:height="1.27cm" svg:x="20.828cm" svg:y="9.144cm">
          <text:p text:style-name="P2"><text:span text:style-name="T3">Collect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24.13cm" svg:y="9.144cm">
          <text:p text:style-name="P2"><text:span text:style-name="T3">Monitor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4.13cm" svg:y1="9.779cm" svg:x2="23.368cm" svg:y2="9.779cm">
          <text:p/>
        </draw:line>
        <draw:line draw:style-name="gr6" draw:text-style-name="P7" draw:layer="layout" svg:x1="23.368cm" svg:y1="11.811cm" svg:x2="24.13cm" svg:y2="11.811cm">
          <text:p/>
        </draw:line>
        <draw:custom-shape draw:style-name="gr9" draw:text-style-name="P9" draw:layer="layout" svg:width="7.874cm" svg:height="6.096cm" svg:x="10.414cm" svg:y="7.366cm">
          <text:p text:style-name="P8"><text:span text:style-name="T4">DU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" draw:layer="layout" svg:width="10.16cm" svg:height="4.826cm" svg:x="9.271cm" svg:y="1.016cm">
          <text:p text:style-name="P2"><text:span text:style-name="T1">Module UV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2.54cm" svg:height="1.27cm" svg:x="16.383cm" svg:y="2.032cm">
          <text:p text:style-name="P2"><text:span text:style-name="T3">Scoreboar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13.081cm" svg:y="4.064cm">
          <text:p text:style-name="P2"><text:span text:style-name="T3">Monit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1.27cm" svg:x="9.779cm" svg:y="2.032cm">
          <text:p text:style-name="P2"><text:span text:style-name="T3">Ref. Model</text:span></text:p>
          <draw:enhanced-geometry svg:viewBox="0 0 21600 21600" draw:type="rectangle" draw:enhanced-path="M 0 0 L 21600 0 21600 21600 0 21600 0 0 Z N"/>
        </draw:custom-shape>
        <draw:polyline draw:style-name="gr6" draw:text-style-name="P7" draw:layer="layout" svg:width="2.465cm" svg:height="1.15cm" draw:transform="rotate (-2.53927952872655) translate (18.3051932663461cm 4.25059236960137cm)" svg:viewBox="0 0 2466 1151" draw:points="0,1151 791,0 2466,1151">
          <text:p/>
        </draw:polyline>
        <draw:polyline draw:style-name="gr6" draw:text-style-name="P7" draw:layer="layout" svg:width="2.465cm" svg:height="1.15cm" draw:transform="rotate (-0.602313124863243) translate (11.0490360142337cm 3.30194761855253cm)" svg:viewBox="0 0 2466 1151" draw:points="0,0 791,1151 2466,0">
          <text:p/>
        </draw:polyline>
        <draw:line draw:style-name="gr6" draw:text-style-name="P7" draw:layer="layout" svg:x1="16.383cm" svg:y1="2.667cm" svg:x2="12.319cm" svg:y2="2.667cm">
          <text:p/>
        </draw:line>
        <draw:line draw:style-name="gr11" draw:text-style-name="P7" draw:layer="layout" svg:x1="10.414cm" svg:y1="11.811cm" svg:x2="7.874cm" svg:y2="11.811cm">
          <text:p/>
        </draw:line>
        <draw:line draw:style-name="gr11" draw:text-style-name="P7" draw:layer="layout" svg:x1="18.288cm" svg:y1="11.811cm" svg:x2="20.828cm" svg:y2="11.811cm">
          <text:p/>
        </draw:line>
        <draw:polyline draw:style-name="gr11" draw:text-style-name="P7" draw:layer="layout" svg:width="1.396cm" svg:height="2.031cm" draw:transform="rotate (-3.14159265358979) translate (9.271cm 11.811cm)" svg:viewBox="0 0 1397 2032" draw:points="1397,2032 0,2032 0,0">
          <text:p/>
        </draw:polyline>
        <draw:polyline draw:style-name="gr11" draw:text-style-name="P7" draw:layer="layout" svg:width="1.396cm" svg:height="2.031cm" draw:transform="rotate (-3.14159265358979) translate (20.828cm 11.811cm)" svg:viewBox="0 0 1397 2032" draw:points="0,2032 1397,2032 1397,0">
          <text:p/>
        </draw:polyline>
        <draw:line draw:style-name="gr12" draw:text-style-name="P12" draw:layer="layout" svg:x1="3.302cm" svg:y1="9.144cm" svg:x2="13.843cm" svg:y2="5.334cm">
          <text:p text:style-name="P10"><text:span text:style-name="T3">TLM</text:span></text:p>
          <text:p text:style-name="P11"/>
        </draw:line>
        <draw:frame draw:style-name="gr13" draw:text-style-name="P14" draw:layer="layout" svg:width="4.978cm" svg:height="1.835cm" svg:x="0.356cm" svg:y="0.381cm">
          <draw:text-box>
            <text:p text:style-name="P13"><text:span text:style-name="T4">Testbench</text:span></text:p>
          </draw:text-box>
        </draw:frame>
        <draw:line draw:style-name="gr14" draw:text-style-name="P16" draw:layer="layout" svg:x1="14.859cm" svg:y1="5.334cm" svg:x2="25.4cm" svg:y2="9.144cm">
          <text:p text:style-name="P15"><text:span text:style-name="T3">TLM</text:span></text:p>
          <text:p text:style-name="P1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8.702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6:28:18.855563174</meta:creation-date>
    <meta:generator>LibreOffice/5.0.6.2$Linux_X86_64 LibreOffice_project/00$Build-2</meta:generator>
    <dc:date>2017-06-06T17:25:04.317587148</dc:date>
    <meta:editing-duration>PT41M11S</meta:editing-duration>
    <meta:editing-cycles>8</meta:editing-cycles>
    <meta:document-statistic meta:object-count="32"/>
  </office:meta>
</office:document-meta>
</file>